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4in" fo:margin-right="0in" fo:text-indent="0in" style:auto-text-indent="fals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Preface<text:tab/>6</text:p>
          <text:p text:style-name="P22">1.1Dedication<text:tab/>6</text:p>
          <text:p text:style-name="P22">1.2Acknowledgments<text:tab/>6</text:p>
          <text:p text:style-name="P22">1.3Support Group<text:tab/>6</text:p>
          <text:p text:style-name="P21">2 Introduction<text:tab/>6</text:p>
          <text:p text:style-name="P22">2.1What Is A Mathematics Computing Environment?<text:tab/>7</text:p>
          <text:p text:style-name="P22">2.2What Is MathRider?<text:tab/>8</text:p>
          <text:p text:style-name="P22">2.3What Inspired The Creation Of Mathrider?<text:tab/>9</text:p>
          <text:p text:style-name="P21">3 Downloading And Installing MathRider<text:tab/>9</text:p>
          <text:p text:style-name="P22">3.1Installing Sun's Java Implementation<text:tab/>9</text:p>
          <text:p text:style-name="P23">3.1.1Installing Java On A Windows PC<text:tab/>9</text:p>
          <text:p text:style-name="P23">3.1.2Installing Java On A Macintosh<text:tab/>10</text:p>
          <text:p text:style-name="P23">3.1.3Installing Java On A Linux PC<text:tab/>10</text:p>
          <text:p text:style-name="P22">3.2Downloading And Installing MathRider<text:tab/>11</text:p>
          <text:p text:style-name="P21">4 Exploring The MathRider Application<text:tab/>11</text:p>
          <text:p text:style-name="P21">5 Yacas Programming Fundamentals<text:tab/>11</text:p>
          <text:p text:style-name="P22">5.1Objects, Values, And Expressions<text:tab/>11</text:p>
          <text:p text:style-name="P22">5.2Operators<text:tab/>12</text:p>
          <text:p text:style-name="P22">5.3Operator Precedence<text:tab/>13</text:p>
          <text:p text:style-name="P22">5.4Changing The Order Of Operations In An Expression<text:tab/>14</text:p>
          <text:p text:style-name="P22">5.5Variables<text:tab/>15</text:p>
          <text:p text:style-name="P22">5.6Statements<text:tab/>16</text:p>
          <text:p text:style-name="P23">5.6.1The print Statement<text:tab/>16</text:p>
          <text:p text:style-name="P22">5.7Strings<text:tab/>18</text:p>
          <text:p text:style-name="P22">5.8Comments<text:tab/>18</text:p>
          <text:p text:style-name="P22">5.9Conditional Operators<text:tab/>19</text:p>
          <text:p text:style-name="P22">5.10Making Decisions With The if Statement<text:tab/>21</text:p>
          <text:p text:style-name="P22">5.11The and, or, And not Boolean Operators<text:tab/>23</text:p>
          <text:p text:style-name="P22">5.12Looping With The while Statement<text:tab/>24</text:p>
          <text:p text:style-name="P22">5.13Long-Running Loops, Infinite Loops, And Interrupting Execution<text:tab/>27</text:p>
          <text:p text:style-name="P22">5.14Inserting And Deleting Worksheet Cells<text:tab/>27</text:p>
          <text:p text:style-name="P22">5.15Introduction To More Advanced Object Types<text:tab/>27</text:p>
          <text:p text:style-name="P23">5.15.1Rational Numbers<text:tab/>27</text:p>
          <text:p text:style-name="P23">5.15.2Real Numbers<text:tab/>28</text:p>
          <text:p text:style-name="P23">5.15.3Objects That Hold Sequences Of Other Objects: Lists And Tuples<text:tab/>29</text:p>
          <text:p text:style-name="P24">5.15.3.1Tuple Packing And Unpacking<text:tab/>30</text:p>
          <text:p text:style-name="P22">5.16Using while Loops With Lists And Tuples<text:tab/>31</text:p>
          <text:p text:style-name="P22">5.17The in Operator<text:tab/>31</text:p>
          <text:p text:style-name="P22">5.18Looping With The for Statement<text:tab/>32</text:p>
          <text:p text:style-name="P22">5.19Functions<text:tab/>32</text:p>
          <text:p text:style-name="P22">5.20Functions Are Defined Using the def Statement<text:tab/>33</text:p>
          <text:p text:style-name="P22"><text:soft-page-break/>5.21A Subset Of Functions Included In MathRider<text:tab/>34</text:p>
          <text:p text:style-name="P22">5.22Obtaining Information On MathRider Functions<text:tab/>43</text:p>
          <text:p text:style-name="P22">5.23Information Is Also Available On User-Entered Functions<text:tab/>43</text:p>
          <text:p text:style-name="P22">5.24Examples Which Use Functions Included With MathRider<text:tab/>44</text:p>
          <text:p text:style-name="P22">5.25Using srange() And zip() With The for Statement<text:tab/>46</text:p>
          <text:p text:style-name="P22">5.26List Comprehensions<text:tab/>46</text:p>
          <text:p text:style-name="P21">6 <text:s/>4 Object Oriented Programming<text:tab/>47</text:p>
          <text:p text:style-name="P22">6.1 4.7 Obtaining Information On MathRider Objects<text:tab/>47</text:p>
          <text:p text:style-name="P21">7 Miscellaneous Topics<text:tab/>51</text:p>
          <text:p text:style-name="P22">7.1Referencing The Result Of The Previous Operation<text:tab/>51</text:p>
          <text:p text:style-name="P22">7.2Exceptions<text:tab/>52</text:p>
          <text:p text:style-name="P22">7.3Obtaining Numeric Results<text:tab/>53</text:p>
          <text:p text:style-name="P22">7.4Style Guide For Expressions<text:tab/>54</text:p>
          <text:p text:style-name="P22">7.5Built-in Constants<text:tab/>54</text:p>
          <text:p text:style-name="P22">7.6Roots<text:tab/>55</text:p>
          <text:p text:style-name="P22">7.7Symbolic Variables<text:tab/>55</text:p>
          <text:p text:style-name="P22">7.8Symbolic Expressions<text:tab/>56</text:p>
          <text:p text:style-name="P23">7.8.1Expanding And Factoring<text:tab/>57</text:p>
          <text:p text:style-name="P23">7.8.2Miscellaneous Symbolic Expression Examples<text:tab/>58</text:p>
          <text:p text:style-name="P23">7.8.3Passing Values To Symbolic Expressions<text:tab/>58</text:p>
          <text:p text:style-name="P22">7.9Symbolic Equations and The solve() Function<text:tab/>58</text:p>
          <text:p text:style-name="P22">7.10Symbolic Mathematical Functions<text:tab/>59</text:p>
          <text:p text:style-name="P22">7.11Finding Roots Graphically And Numerically With The find_root() Method<text:tab/>60</text:p>
          <text:p text:style-name="P22">7.12Displaying Mathematical Objects In Traditional Form<text:tab/>61</text:p>
          <text:p text:style-name="P22">7.13LaTeX Is Used To Display Objects In Traditional Mathematics Form<text:tab/>61</text:p>
          <text:p text:style-name="P22">7.14Sets<text:tab/>62</text:p>
          <text:p text:style-name="P21">8 2D Plotting<text:tab/>63</text:p>
          <text:p text:style-name="P22">8.1The plot() And show() Functions<text:tab/>63</text:p>
          <text:p text:style-name="P23">8.1.1Combining Plots And Changing The Plotting Color<text:tab/>63</text:p>
          <text:p text:style-name="P23">8.1.2Combining Graphics With A Graphics Object<text:tab/>64</text:p>
          <text:p text:style-name="P22">8.2Advanced Plotting With matplotlib<text:tab/>65</text:p>
          <text:p text:style-name="P23">8.2.1Plotting Data From Lists With Grid Lines And Axes Labels<text:tab/>65</text:p>
          <text:p text:style-name="P23">8.2.2Plotting With A Logarithmic Y Axis<text:tab/>66</text:p>
          <text:p text:style-name="P23">8.2.3Two Plots With Labels Inside Of The Plot<text:tab/>66</text:p>
          <text:p text:style-name="P21">9 MathRider Usage Styles<text:tab/>67</text:p>
          <text:p text:style-name="P22">9.1The Speed Usage Style<text:tab/>67</text:p>
          <text:p text:style-name="P22">9.2The OpenOffice Presentation Usage Style<text:tab/>67</text:p>
          <text:p text:style-name="P21">10 High School Math Problems (most of the problems are still in development)<text:tab/>67</text:p>
          <text:p text:style-name="P22">10.1Pre-Algebra<text:tab/>67</text:p>
          <text:p text:style-name="P23">10.1.1Equations<text:tab/>68</text:p>
          <text:p text:style-name="P23">10.1.2Expressions<text:tab/>68</text:p>
          <text:p text:style-name="P23">10.1.3Geometry<text:tab/>68</text:p>
          <text:p text:style-name="P23">10.1.4Inequalities<text:tab/>68</text:p>
          <text:p text:style-name="P23">10.1.5Linear Functions<text:tab/>68</text:p>
          <text:p text:style-name="P23">10.1.6Measurement<text:tab/>68</text:p>
          <text:p text:style-name="P23"><text:soft-page-break/>10.1.7Nonlinear Functions<text:tab/>68</text:p>
          <text:p text:style-name="P23">10.1.8Number Sense And Operations<text:tab/>68</text:p>
          <text:p text:style-name="P24">10.1.8.1Express an integer fraction in lowest terms<text:tab/>69</text:p>
          <text:p text:style-name="P23">10.1.9Polynomial Functions<text:tab/>69</text:p>
          <text:p text:style-name="P22">10.2Algebra<text:tab/>70</text:p>
          <text:p text:style-name="P23">10.2.1Absolute Value Functions<text:tab/>70</text:p>
          <text:p text:style-name="P23">10.2.2Complex Numbers<text:tab/>70</text:p>
          <text:p text:style-name="P23">10.2.3Composite Functions<text:tab/>70</text:p>
          <text:p text:style-name="P23">10.2.4Conics<text:tab/>70</text:p>
          <text:p text:style-name="P23">10.2.5Data Analysis<text:tab/>70</text:p>
          <text:p text:style-name="P23">10.2.6Discrete Mathematics <text:tab/>70</text:p>
          <text:p text:style-name="P23">10.2.7Equations<text:tab/>70</text:p>
          <text:p text:style-name="P24">10.2.7.1Express a symbolic fraction in lowest terms<text:tab/>70</text:p>
          <text:p text:style-name="P24">10.2.7.2Determine the product of two symbolic fractions<text:tab/>72</text:p>
          <text:p text:style-name="P24">10.2.7.3Solve a linear equation for x<text:tab/>72</text:p>
          <text:p text:style-name="P24">10.2.7.4Solve a linear equation which has fractions<text:tab/>73</text:p>
          <text:p text:style-name="P23">10.2.8Exponential Functions<text:tab/>75</text:p>
          <text:p text:style-name="P23">10.2.9Exponents<text:tab/>75</text:p>
          <text:p text:style-name="P23">10.2.10Expressions<text:tab/>75</text:p>
          <text:p text:style-name="P23">10.2.11Inequalities<text:tab/>75</text:p>
          <text:p text:style-name="P23">10.2.12Inverse Functions<text:tab/>75</text:p>
          <text:p text:style-name="P23">10.2.13Linear Equations And Functions<text:tab/>76</text:p>
          <text:p text:style-name="P23">10.2.14Linear Programming<text:tab/>76</text:p>
          <text:p text:style-name="P23">10.2.15Logarithmic Functions<text:tab/>76</text:p>
          <text:p text:style-name="P23">10.2.16Logistic Functions<text:tab/>76</text:p>
          <text:p text:style-name="P23">10.2.17Matrices<text:tab/>76</text:p>
          <text:p text:style-name="P23">10.2.18Parametric Equations<text:tab/>76</text:p>
          <text:p text:style-name="P23">10.2.19Piecewise Functions<text:tab/>76</text:p>
          <text:p text:style-name="P23">10.2.20Polynomial Functions<text:tab/>76</text:p>
          <text:p text:style-name="P23">10.2.21Power Functions<text:tab/>76</text:p>
          <text:p text:style-name="P23">10.2.22Quadratic Functions<text:tab/>77</text:p>
          <text:p text:style-name="P23">10.2.23Radical Functions<text:tab/>77</text:p>
          <text:p text:style-name="P23">10.2.24Rational Functions<text:tab/>77</text:p>
          <text:p text:style-name="P23">10.2.25Sequences<text:tab/>77</text:p>
          <text:p text:style-name="P23">10.2.26Series<text:tab/>77</text:p>
          <text:p text:style-name="P23">10.2.27Systems of Equations<text:tab/>77</text:p>
          <text:p text:style-name="P23">10.2.28Transformations<text:tab/>77</text:p>
          <text:p text:style-name="P23">10.2.29Trigonometric Functions<text:tab/>77</text:p>
          <text:p text:style-name="P22">10.3Precalculus And Trigonometry<text:tab/>78</text:p>
          <text:p text:style-name="P23">10.3.1Binomial Theorem<text:tab/>78</text:p>
          <text:p text:style-name="P23">10.3.2Complex Numbers<text:tab/>78</text:p>
          <text:p text:style-name="P23">10.3.3Composite Functions<text:tab/>78</text:p>
          <text:p text:style-name="P23">10.3.4Conics<text:tab/>78</text:p>
          <text:p text:style-name="P23">10.3.5Data Analysis<text:tab/>78</text:p>
          <text:p text:style-name="P23">10.3.6Discrete Mathematics<text:tab/>78</text:p>
          <text:p text:style-name="P23">10.3.7Equations<text:tab/>78</text:p>
          <text:p text:style-name="P23">10.3.8Exponential Functions<text:tab/>79</text:p>
          <text:p text:style-name="P23"><text:soft-page-break/>10.3.9Inverse Functions<text:tab/>79</text:p>
          <text:p text:style-name="P23">10.3.10Logarithmic Functions<text:tab/>79</text:p>
          <text:p text:style-name="P23">10.3.11Logistic Functions<text:tab/>79</text:p>
          <text:p text:style-name="P23">10.3.12Matrices And Matrix Algebra<text:tab/>79</text:p>
          <text:p text:style-name="P23">10.3.13Mathematical Analysis<text:tab/>79</text:p>
          <text:p text:style-name="P23">10.3.14Parametric Equations<text:tab/>79</text:p>
          <text:p text:style-name="P23">10.3.15Piecewise Functions<text:tab/>79</text:p>
          <text:p text:style-name="P23">10.3.16Polar Equations<text:tab/>79</text:p>
          <text:p text:style-name="P23">10.3.17Polynomial Functions<text:tab/>80</text:p>
          <text:p text:style-name="P23">10.3.18Power Functions<text:tab/>80</text:p>
          <text:p text:style-name="P23">10.3.19Quadratic Functions<text:tab/>80</text:p>
          <text:p text:style-name="P23">10.3.20Radical Functions<text:tab/>80</text:p>
          <text:p text:style-name="P23">10.3.21Rational Functions<text:tab/>80</text:p>
          <text:p text:style-name="P23">10.3.22Real Numbers<text:tab/>80</text:p>
          <text:p text:style-name="P23">10.3.23Sequences<text:tab/>80</text:p>
          <text:p text:style-name="P23">10.3.24Series<text:tab/>80</text:p>
          <text:p text:style-name="P23">10.3.25Sets<text:tab/>81</text:p>
          <text:p text:style-name="P23">10.3.26Systems of Equations<text:tab/>81</text:p>
          <text:p text:style-name="P23">10.3.27Transformations<text:tab/>81</text:p>
          <text:p text:style-name="P23">10.3.28Trigonometric Functions<text:tab/>81</text:p>
          <text:p text:style-name="P23">10.3.29Vectors<text:tab/>81</text:p>
          <text:p text:style-name="P22">10.4Calculus<text:tab/>81</text:p>
          <text:p text:style-name="P23">10.4.1Derivatives<text:tab/>81</text:p>
          <text:p text:style-name="P23">10.4.2Integrals<text:tab/>81</text:p>
          <text:p text:style-name="P23">10.4.3Limits<text:tab/>81</text:p>
          <text:p text:style-name="P23">10.4.4Polynomial Approximations And Series<text:tab/>82</text:p>
          <text:p text:style-name="P22">10.5Statistics<text:tab/>82</text:p>
          <text:p text:style-name="P23">10.5.1Data Analysis<text:tab/>82</text:p>
          <text:p text:style-name="P23">10.5.2Inferential Statistics<text:tab/>82</text:p>
          <text:p text:style-name="P23">10.5.3Normal Distributions<text:tab/>82</text:p>
          <text:p text:style-name="P23">10.5.4One Variable Analysis<text:tab/>82</text:p>
          <text:p text:style-name="P23">10.5.5Probability And Simulation<text:tab/>82</text:p>
          <text:p text:style-name="P23">10.5.6Two Variable Analysis<text:tab/>82</text:p>
          <text:p text:style-name="P21">11 High School Science Problems<text:tab/>83</text:p>
          <text:p text:style-name="P22">11.1Physics<text:tab/>83</text:p>
          <text:p text:style-name="P23">11.1.1Atomic Physics<text:tab/>83</text:p>
          <text:p text:style-name="P23">11.1.2Circular Motion<text:tab/>83</text:p>
          <text:p text:style-name="P23">11.1.3Dynamics<text:tab/>83</text:p>
          <text:p text:style-name="P23">11.1.4Electricity And Magnetism<text:tab/>83</text:p>
          <text:p text:style-name="P23">11.1.5Fluids<text:tab/>83</text:p>
          <text:p text:style-name="P23">11.1.6Kinematics<text:tab/>83</text:p>
          <text:p text:style-name="P23">11.1.7Light<text:tab/>83</text:p>
          <text:p text:style-name="P23">11.1.8Optics<text:tab/>84</text:p>
          <text:p text:style-name="P23">11.1.9Relativity<text:tab/>84</text:p>
          <text:p text:style-name="P23">11.1.10Rotational Motion<text:tab/>84</text:p>
          <text:p text:style-name="P23">11.1.11Sound<text:tab/>84</text:p>
          <text:p text:style-name="P23"><text:soft-page-break/>11.1.12Waves<text:tab/>84</text:p>
          <text:p text:style-name="P23">11.1.13Thermodynamics<text:tab/>84</text:p>
          <text:p text:style-name="P23">11.1.14Work<text:tab/>84</text:p>
          <text:p text:style-name="P23">11.1.15Energy<text:tab/>84</text:p>
          <text:p text:style-name="P23">11.1.16Momentum<text:tab/>85</text:p>
          <text:p text:style-name="P23">11.1.17Boiling<text:tab/>85</text:p>
          <text:p text:style-name="P23">11.1.18Buoyancy<text:tab/>85</text:p>
          <text:p text:style-name="P23">11.1.19Convection<text:tab/>85</text:p>
          <text:p text:style-name="P23">11.1.20Density<text:tab/>85</text:p>
          <text:p text:style-name="P23">11.1.21Diffusion<text:tab/>85</text:p>
          <text:p text:style-name="P23">11.1.22Freezing<text:tab/>85</text:p>
          <text:p text:style-name="P23">11.1.23Friction<text:tab/>85</text:p>
          <text:p text:style-name="P23">11.1.24Heat Transfer<text:tab/>85</text:p>
          <text:p text:style-name="P23">11.1.25Insulation<text:tab/>86</text:p>
          <text:p text:style-name="P23">11.1.26Newton's Laws<text:tab/>86</text:p>
          <text:p text:style-name="P23">11.1.27Pressure<text:tab/>86</text:p>
          <text:p text:style-name="P23">11.1.28Pulleys<text:tab/>86</text:p>
          <text:p text:style-name="P21">12 Fundamentals Of Computation<text:tab/>87</text:p>
          <text:p text:style-name="P22">12.1What Is A Computer?<text:tab/>87</text:p>
          <text:p text:style-name="P22">12.2Contextual Meaning<text:tab/>88</text:p>
          <text:p text:style-name="P22">12.3Variables<text:tab/>88</text:p>
          <text:p text:style-name="P22">12.4Models<text:tab/>89</text:p>
          <text:p text:style-name="P22">12.5Machine Language<text:tab/>90</text:p>
          <text:p text:style-name="P22">12.6Compilers And Interpreters<text:tab/>93</text:p>
          <text:p text:style-name="P22">12.7Algorithms<text:tab/>93</text:p>
          <text:p text:style-name="P22">12.8Computation<text:tab/>95</text:p>
          <text:p text:style-name="P22">12.9he Mathematics Part Of Mathematics Computing Systems<text:tab/>97</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text:soft-page-break/>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2"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text:soft-page-break/></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text:soft-page-break/>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observations on learning mathematics:<text:line-break/><text:line-break/>"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text:soft-page-break/>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0"><text:soft-page-break/>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Installing MathRider</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text:p>
      <text:p text:style-name="Standard"/>
      <text:p text:style-name="Standard">Note: discuss compressed archive files, extraction, directories hierarchies, etc. here.</text:p>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lt;enter&gt;.</text:p>
      <text:h text:style-name="Heading_20_2" text:outline-level="2">Yacas Program Files</text:h>
      <text:p text:style-name="Standard">The Yacas programs in the text window (which have .ys extensions) can be executed by placing the cursor in a window and pressing &lt;shift&gt;&lt;enter&gt;. <text:s/>The output will be displayed in the JYacas console window.</text:p>
      <text:p text:style-name="Standard"/>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lt;shift&gt;&lt;enter&gt; inside of a fold. <text:s/>Select the worksheet_demo_1.mws window and </text:p>
      <text:p text:style-name="Standard">follow the instructions which are present within the comments it contains.</text:p>
      <text:p text:style-name="Standard"/>
      <text:h text:style-name="Heading_20_2" text:outline-level="2">MathRider Plugins</text:h>
      <text:p text:style-name="Standard">At the right side of the application is a small tab that has "Geogebra" <text:s/>written on it. <text:s/>Press this tab a <text:soft-page-break/>number of times to see what happens (GeoGebra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Geogebra plugin and press the small black inverted triangle that is near it. <text:s/>A popup menu will appear which has menu items such as "Float", "Dock at Top", etc. <text:s/>Select the "Float" menu item and see what happens.</text:p>
      <text:p text:style-name="Standard"/>
      <text:p text:style-name="Standard">The Geogebra plugin was detached from the main window so it can be resized and placed where needed. <text:s/>Select the inverted black triangle on the floating windows and try docking the Geogebra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
      <text:p text:style-name="Standard">The future (more imagination needed).</text:p>
      <text:p text:style-name="Standard"/>
      <text:p text:style-name="Standard">1) Go back to the "Plugins" menu at the top of the screen and select</text:p>
      <text:p text:style-name="Standard">the "Plugin manager" menu. <text:s/>When it comes up, select the "Install" tab</text:p>
      <text:p text:style-name="Standard">and wait for a few moments. <text:s/>A list of programmer-oriented plugins</text:p>
      <text:p text:style-name="Standard">will appear that can be downloaded from the Internet and plugged into</text:p>
      <text:p text:style-name="Standard">MathRider. <text:s/>Click on any plugin's name to read about what it does.</text:p>
      <text:p text:style-name="Standard">Now, imagine that these programmer-oriented plugins were replaced by</text:p>
      <text:p text:style-name="Standard">dozens of mathematics-oriented plugins. <text:s/>This is one part of the</text:p>
      <text:p text:style-name="Standard">vision for MathRider.</text:p>
      <text:p text:style-name="Standard"/>
      <text:p text:style-name="Standard">2) Just for fun, select the CharacterMap plugin by checking its</text:p>
      <text:p text:style-name="Standard">checkbox and install it by pressing the "Install" button. <text:s/>After it is</text:p>
      <text:p text:style-name="Standard">finished downloading from the internet, close the plugin manager, find</text:p>
      <text:p text:style-name="Standard">the CharacterMap plugin in the "Plugins" menu, launch it, and</text:p>
      <text:p text:style-name="Standard">experiment with docking it.</text:p>
      <text:p text:style-name="Standard"/>
      <text:p text:style-name="Standard">Finally, whatever configuration the plugins are in when you close</text:p>
      <text:p text:style-name="Standard">MathRider, they will be preserved when it is launched again.</text:p>
      <text:p text:style-name="Text_20_body"/>
      <text:h text:style-name="Heading_20_1" text:outline-level="1"><text:soft-page-break/>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text:soft-page-break/>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text:soft-page-break/>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text:soft-page-break/>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text:soft-page-break/>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oft-page-break/>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text:soft-page-break/>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text:soft-page-break/>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text:soft-page-break/>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text:soft-page-break/>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text:soft-page-break/>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text:soft-page-break/>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text:soft-page-break/></text:p>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text:soft-page-break/></text:p>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text:soft-page-break/>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text:soft-page-break/></text:p>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text:soft-page-break/>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text:soft-page-break/>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text:soft-page-break/>(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oft-page-break/></text:p>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text:soft-page-break/>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text:soft-page-break/>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ext:soft-page-break/>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text:soft-page-break/>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text:soft-page-break/>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text:soft-page-break/>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ext:soft-page-break/>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text:soft-page-break/>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text:soft-page-break/>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text:soft-page-break/>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oft-page-break/><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text:soft-page-break/>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text:soft-page-break/>#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text:soft-page-break/>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ext:soft-page-break/>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text:soft-page-break/>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text:soft-page-break/>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text:soft-page-break/>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text:soft-page-break/></text:p>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text:soft-page-break/>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text:soft-page-break/>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oft-page-break/>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text:soft-page-break/>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text:soft-page-break/>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text:soft-page-break/>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text:soft-page-break/>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text:soft-page-break/>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text:soft-page-break/>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text:soft-page-break/></text:p>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text:soft-page-break/>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soft-page-break/><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soft-page-break/><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soft-page-break/><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oft-page-break/>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27 - <text:date style:data-style-name="N37" text:date-value="2008-05-13T03:04:23.44" text:fixed="true">05/13/08</text:date><text:tab/>MathRider For Newbies<text:tab/><text:page-number text:select-page="current">95</text:page-number>/<text:page-count>9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4T01:30:15</dc:date>
    <meta:editing-cycles>18</meta:editing-cycles>
    <meta:editing-duration>PT20H23M38S</meta:editing-duration>
    <meta:user-defined meta:name="Info 1"/>
    <meta:user-defined meta:name="Info 2"/>
    <meta:user-defined meta:name="Info 3"/>
    <meta:user-defined meta:name="Info 4"/>
    <meta:document-statistic meta:table-count="1" meta:image-count="0" meta:object-count="1" meta:page-count="95" meta:paragraph-count="2769" meta:word-count="24434" meta:character-count="146540"/>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